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14c4a4" style:font-size-asian="11pt" style:font-size-complex="11pt"/>
    </style:style>
    <style:style style:name="P7" style:family="paragraph" style:parent-style-name="Standard">
      <style:text-properties fo:font-size="11pt" officeooo:paragraph-rsid="001f8ca7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paragraph-rsid="002141c9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3.493cm"/>
        </style:tab-stops>
      </style:paragraph-properties>
      <style:text-properties officeooo:paragraph-rsid="0018e715"/>
    </style:style>
    <style:style style:name="P11" style:family="paragraph" style:parent-style-name="Standard">
      <style:paragraph-properties>
        <style:tab-stops>
          <style:tab-stop style:position="3.493cm"/>
        </style:tab-stops>
      </style:paragraph-properties>
      <style:text-properties officeooo:rsid="002026d7" officeooo:paragraph-rsid="0018e715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officeooo:paragraph-rsid="002141c9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9pt" fo:font-style="italic" officeooo:paragraph-rsid="002141c9" style:font-size-asian="9pt" style:font-style-asian="italic" style:font-size-complex="9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2d968f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officeooo:paragraph-rsid="002141c9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67af5" officeooo:paragraph-rsid="002d968f" style:font-size-asian="9pt" style:font-style-asian="italic" style:font-size-complex="9pt" style:font-style-complex="italic"/>
    </style:style>
    <style:style style:name="P1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c3610" style:font-size-asian="11pt" style:font-size-complex="11pt"/>
    </style:style>
    <style:style style:name="T5" style:family="text">
      <style:text-properties fo:font-size="11pt" officeooo:rsid="001aedd0" style:font-size-asian="11pt" style:font-size-complex="11pt"/>
    </style:style>
    <style:style style:name="T6" style:family="text">
      <style:text-properties officeooo:rsid="0017ea39"/>
    </style:style>
    <style:style style:name="T7" style:family="text">
      <style:text-properties officeooo:rsid="001d1e1c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officeooo:rsid="002d1082" style:font-size-asian="10pt" style:font-size-complex="10pt"/>
    </style:style>
    <style:style style:name="T10" style:family="text">
      <style:text-properties fo:font-size="10pt" officeooo:rsid="0041268d" style:font-size-asian="10pt" style:font-size-complex="10pt"/>
    </style:style>
    <style:style style:name="T11" style:family="text">
      <style:text-properties fo:font-size="10pt" officeooo:rsid="0044d0e5" style:font-size-asian="10pt" style:font-size-complex="10pt"/>
    </style:style>
    <style:style style:name="gr1" style:family="graphic">
      <style:graphic-properties draw:textarea-vertical-align="top" fo:border="soli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xtDiagnosi" form:control-implementation="ooo:com.sun.star.form.component.TextField" xml:id="control1" form:id="control1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Descrizione" form:control-implementation="ooo:com.sun.star.form.component.TextField" xml:id="control2" form:id="control2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Benefici" form:control-implementation="ooo:com.sun.star.form.component.TextField" xml:id="control3" form:id="control3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Rischi" form:control-implementation="ooo:com.sun.star.form.component.TextField" xml:id="control4" form:id="control4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Complicazioni1" form:control-implementation="ooo:com.sun.star.form.component.TextField" xml:id="control5" form:id="control5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Complicazioni2" form:control-implementation="ooo:com.sun.star.form.component.TextField" xml:id="control6" form:id="control6" form:tab-stop="true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Complicazioni3" form:control-implementation="ooo:com.sun.star.form.component.TextField" xml:id="control7" form:id="control7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2" draw:z-index="6" draw:name="Campo di controllo 7" draw:style-name="gr1" draw:text-style-name="P17" svg:width="16.92cm" svg:height="2.959cm" svg:x="2cm" svg:y="10.067cm" draw:control="control7"/>
      <draw:control text:anchor-type="page" text:anchor-page-number="2" draw:z-index="5" draw:name="Campo di controllo 6" draw:style-name="gr1" draw:text-style-name="P17" svg:width="16.92cm" svg:height="2.102cm" svg:x="2cm" svg:y="7.4cm" draw:control="control6"/>
      <draw:control text:anchor-type="page" text:anchor-page-number="2" draw:z-index="4" draw:name="Campo di controllo 5" draw:style-name="gr1" draw:text-style-name="P17" svg:width="16.92cm" svg:height="2.5cm" svg:x="2cm" svg:y="3.9cm" draw:control="control5"/>
      <draw:control text:anchor-type="page" text:anchor-page-number="1" draw:z-index="3" draw:name="Campo di controllo 4" draw:style-name="gr1" draw:text-style-name="P17" svg:width="16.92cm" svg:height="2.2cm" svg:x="2cm" svg:y="25.25cm" draw:control="control4"/>
      <draw:control text:anchor-type="page" text:anchor-page-number="1" draw:z-index="2" draw:name="Campo di controllo 3" draw:style-name="gr1" draw:text-style-name="P17" svg:width="16.92cm" svg:height="1.9cm" svg:x="2cm" svg:y="20.1cm" draw:control="control3"/>
      <draw:control text:anchor-type="page" text:anchor-page-number="1" draw:z-index="1" draw:name="Campo di controllo 2" draw:style-name="gr1" draw:text-style-name="P17" svg:width="16.92cm" svg:height="2.98cm" svg:x="2cm" svg:y="15.6cm" draw:control="control2"/>
      <draw:control text:anchor-type="page" text:anchor-page-number="1" draw:z-index="0" draw:name="Campo di controllo 1" draw:style-name="gr1" draw:text-style-name="P17" svg:width="16.92cm" svg:height="2.132cm" svg:x="2cm" svg:y="11.501cm" draw:control="control1"/>
      <text:p text:style-name="P4">Clinica Dentale San Pio X srl</text:p>
      <text:p text:style-name="P3">Via Montegrappa 2/A</text:p>
      <text:p text:style-name="P3">31039 Riese Pio X ( TV )</text:p>
      <text:p text:style-name="P3">P.I. 03725240281</text:p>
      <text:p text:style-name="P3"/>
      <text:p text:style-name="Standard">Consenso informato chirurgia orale</text:p>
      <text:p text:style-name="P2">Informazione per il consenso al trattamento: <text:span text:style-name="T1">INTERVENTO DI CHIRURGIA ORALE</text:span></text:p>
      <text:p text:style-name="Standard"/>
      <text:p text:style-name="P11">Cognome e nome:<text:tab/><text:span text:style-name="T6">$$cognomenome$$</text:span></text:p>
      <text:p text:style-name="P10"/>
      <text:p text:style-name="P10">C.F:<text:tab/><text:span text:style-name="T6">$$codicefiscale$$</text:span></text:p>
      <text:p text:style-name="P10"/>
      <text:p text:style-name="P10">Indirizzo:<text:tab/><text:span text:style-name="T6">$$ind</text:span><text:span text:style-name="T7">i</text:span><text:span text:style-name="T6">rizzo$$</text:span></text:p>
      <text:p text:style-name="P10"/>
      <text:p text:style-name="Standard"><text:span text:style-name="T3">Nel presente modulo verranno specificati rischi,benefici ed alternative del trattamento di intervento di chirurgia orale che viene effettuato in questa struttura . La preghiamo di leggere attentamente . Pu</text:span><text:span text:style-name="T5">ò</text:span><text:span text:style-name="T3"> richiedere copia di queste pagine in segreteria .</text:span></text:p>
      <text:p text:style-name="P5"/>
      <text:p text:style-name="P9">DIAGNOS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DESCRIZIONE DELL'INTERVENTO</text:p>
      <text:p text:style-name="Standard"><text:span text:style-name="T3">Eliminazione di una patologia in atto attraverso un intervento chirurgico locale. Estrazione di uno o pi</text:span><text:span text:style-name="T4">ù</text:span><text:span text:style-name="T3"> denti inclusi o semiinclusi; asportazione di piccole cisti, radici. Possibile apertura di un lembo di accesso e relativa sutura. Nel suo caso:</text:span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BENEFICI DELL'INTERVENTO</text:p>
      <text:p text:style-name="P5">L'avulsione di un elemento dentario si può rendere necessaria per evitare processi infiammatori, danneggiamento dei denti adiacenti o nel suo caso</text:p>
      <text:p text:style-name="P5"/>
      <text:p text:style-name="P1"/>
      <text:p text:style-name="P1"/>
      <text:p text:style-name="P1"/>
      <text:p text:style-name="P1"/>
      <text:p text:style-name="P1"/>
      <text:p text:style-name="P9">RISCHI DELL'INTERVENTO</text:p>
      <text:p text:style-name="P5">Sono relativi:all'impiego inevitabile di anestetico locale, con vasocostrittore o senza, a cui alcuni soggetti possono risultare particolarmente sensibili per allergie, patologie renali, cardiache, endocrine o stato di gravidanza; alla possibilità di traumi sulle mucose a causa degli strumenti manuali o meccanici; all'eventualità di ingestione accidentale di detti strumenti, a possibili lesioni ossee o parodontali. Si possono altresì ledere strutture quali il nervo alveolare inferiore (con susseguenti parestesie, anestesie, ecc.) o il seno mascellare. Nel suo caso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OMPLICAZIONI</text:p>
      <text:p text:style-name="P5">Dopo l'intervento è possibile avere dolore, infezione, infiammazione o emorragia facilmente controllabili farmacologicamente. Raramente si verifica una temporanea impotenza funzionale ed un rialzo della temperatura. Nel suo caso vi possono essere i seguenti rischi specifici</text:p>
      <text:p text:style-name="P5"/>
      <text:p text:style-name="P5"/>
      <text:p text:style-name="P5"/>
      <text:p text:style-name="P5"/>
      <text:p text:style-name="P5"/>
      <text:p text:style-name="P5"/>
      <text:p text:style-name="P5">Le complicazioni si riducono notevolmente seguendo scrupolosamente le indicazioni del proprio dentista.</text:p>
      <text:p text:style-name="P5">Possibili alternative</text:p>
      <text:p text:style-name="P5"/>
      <text:p text:style-name="P5"/>
      <text:p text:style-name="P5"/>
      <text:p text:style-name="P5"/>
      <text:p text:style-name="P5"/>
      <text:p text:style-name="P5">Altre informazioni richieste dal paziente (scrivere le eventuali domande o la frase “nessuna domanda”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8">Riese Pio X, lì $$data$$</text:p>
      <text:p text:style-name="P8"/>
      <text:p text:style-name="P13">Clinica dentale San Pio X</text:p>
      <text:p text:style-name="P13">Direttore sanitario dott. Giovanni Toniolo</text:p>
      <text:p text:style-name="P12"/>
      <text:p text:style-name="P12"/>
      <text:p text:style-name="P12"/>
      <text:p text:style-name="P15"><text:span text:style-name="T3"><text:tab/></text:span><text:span text:style-name="T8">Firma paziente</text:span><text:span text:style-name="T3"> (</text:span><text:span text:style-name="T2">o di chi ne fa le veci: madre, padre, tutore)</text:span></text:p>
      <text:p text:style-name="P14"><text:span text:style-name="T9">$$dottore$$<text:tab/></text:span><text:span text:style-name="T10">$$</text:span><text:span text:style-name="T11">delegato</text:span><text:span text:style-name="T10">$$</text:span></text:p>
      <text:p text:style-name="P16">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creation-date>2020-04-26T14:58:48.98</meta:creation-date>
    <dc:date>2022-01-05T17:20:52.783000000</dc:date>
    <meta:editing-duration>PT2H37M44S</meta:editing-duration>
    <meta:editing-cycles>2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8" meta:word-count="313" meta:character-count="2266" meta:non-whitespace-character-count="1980"/>
  </office:meta>
</office:document-meta>
</file>